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3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4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>
      <style:text-properties style:use-window-font-color="true" style:text-outline="false" style:text-line-through-style="none" style:text-line-through-type="none" style:font-name="Liberation Sans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4">
      <style:text-properties style:font-name="Liberation Sans"/>
    </style:style>
    <style:style style:name="ce7" style:family="table-cell" style:parent-style-name="Default" style:data-style-name="N4">
      <style:text-properties style:font-name="Liberation Sans" fo:font-weight="bold" style:font-weight-asian="bold" style:font-weight-complex="bold"/>
    </style:style>
    <style:style style:name="ce8" style:family="table-cell" style:parent-style-name="Default" style:data-style-name="N4">
      <style:text-properties style:font-name="Liberation Sans"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shapes>
          <draw:frame draw:z-index="0" draw:style-name="gr1" draw:text-style-name="P1" svg:width="15.998cm" svg:height="9.005cm" svg:x="18.2cm" svg:y="9.135cm">
            <draw:object draw:notify-on-update-of-ranges="Аркуш1.A2:Аркуш1.A10 Аркуш1.B1:Аркуш1.B1 Аркуш1.B2:Аркуш1.B10 Аркуш1.A2:Аркуш1.A10 Аркуш1.C1:Аркуш1.C1 Аркуш1.C2:Аркуш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3" svg:width="15.997cm" svg:height="9.004cm" svg:x="18.261cm" svg:y="0cm">
            <draw:object draw:notify-on-update-of-ranges="Аркуш1.B13:Аркуш1.B13 Аркуш1.B14:Аркуш1.B14 Аркуш1.E13:Аркуш1.E13 Аркуш1.E14:Аркуш1.E14 Аркуш1.A2:Аркуш1.A9 Аркуш1.F2:Аркуш1.F9 Аркуш1.D2:Аркуш1.D9 Аркуш1.A2:Аркуш1.A9 Аркуш1.E2:Аркуш1.E9 Аркуш1.A2:Аркуш1.A9" xlink:href="./Object 2" xlink:type="simple" xlink:show="embed" xlink:actuate="onLoad">
              <loext:p text:style-name="P2">1</loext:p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6"/>
        <table:table-row table:style-name="ro1">
          <table:table-cell table:style-name="ce3" office:value-type="string" calcext:value-type="string">
            <text:p>Price</text:p>
          </table:table-cell>
          <table:table-cell table:style-name="ce3" office:value-type="string" calcext:value-type="string">
            <text:p>Demand</text:p>
          </table:table-cell>
          <table:table-cell table:style-name="ce3" office:value-type="string" calcext:value-type="string">
            <text:p>Supply</text:p>
          </table:table-cell>
          <table:table-cell table:style-name="ce7" office:value-type="string" calcext:value-type="string">
            <text:p>D_Func</text:p>
          </table:table-cell>
          <table:table-cell table:style-name="ce7" office:value-type="string" calcext:value-type="string">
            <text:p>S_Func</text:p>
          </table:table-cell>
          <table:table-cell table:style-name="ce7" office:value-type="string" calcext:value-type="string">
            <text:p>S_Quota</text:p>
          </table:table-cell>
          <table:table-cell table:number-columns-repeated="1018"/>
        </table:table-row>
        <table:table-row table:style-name="ro1">
          <table:table-cell table:style-name="ce4" office:value-type="float" office:value="1.1" calcext:value-type="float">
            <text:p>1,10</text:p>
          </table:table-cell>
          <table:table-cell table:style-name="ce4" office:value-type="float" office:value="100" calcext:value-type="float">
            <text:p>100,00</text:p>
          </table:table-cell>
          <table:table-cell table:style-name="ce4" office:value-type="float" office:value="10" calcext:value-type="float">
            <text:p>10,00</text:p>
          </table:table-cell>
          <table:table-cell table:formula="of:=550.23*EXP(-1.56*[.A2])" office:value-type="float" office:value="98.9224661041473" calcext:value-type="float">
            <text:p>98,92</text:p>
          </table:table-cell>
          <table:table-cell table:formula="of:=118.12*LN([.A2])-5.24" office:value-type="float" office:value="6.01803843848686" calcext:value-type="float">
            <text:p>6,02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1.3" calcext:value-type="float">
            <text:p>1,30</text:p>
          </table:table-cell>
          <table:table-cell table:style-name="ce4" office:value-type="float" office:value="69" calcext:value-type="float">
            <text:p>69,00</text:p>
          </table:table-cell>
          <table:table-cell table:style-name="ce4" office:value-type="float" office:value="25" calcext:value-type="float">
            <text:p>25,00</text:p>
          </table:table-cell>
          <table:table-cell table:formula="of:=550.23*EXP(-1.56*[.A3])" office:value-type="float" office:value="72.4094179150272" calcext:value-type="float">
            <text:p>72,41</text:p>
          </table:table-cell>
          <table:table-cell table:formula="of:=118.12*LN([.A3])-5.24" office:value-type="float" office:value="25.7504669189" calcext:value-type="float">
            <text:p>25,75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1.45" calcext:value-type="float">
            <text:p>1,45</text:p>
          </table:table-cell>
          <table:table-cell table:style-name="ce4" office:value-type="float" office:value="58" calcext:value-type="float">
            <text:p>58,00</text:p>
          </table:table-cell>
          <table:table-cell table:style-name="ce4" office:value-type="float" office:value="39" calcext:value-type="float">
            <text:p>39,00</text:p>
          </table:table-cell>
          <table:table-cell table:formula="of:=550.23*EXP(-1.56*[.A4])" office:value-type="float" office:value="57.3020484491782" calcext:value-type="float">
            <text:p>57,30</text:p>
          </table:table-cell>
          <table:table-cell table:formula="of:=118.12*LN([.A4])-5.24" office:value-type="float" office:value="38.6490872858049" calcext:value-type="float">
            <text:p>38,65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1.7" calcext:value-type="float">
            <text:p>1,70</text:p>
          </table:table-cell>
          <table:table-cell table:style-name="ce4" office:value-type="float" office:value="40" calcext:value-type="float">
            <text:p>40,00</text:p>
          </table:table-cell>
          <table:table-cell table:style-name="ce4" office:value-type="float" office:value="52" calcext:value-type="float">
            <text:p>52,00</text:p>
          </table:table-cell>
          <table:table-cell table:formula="of:=550.23*EXP(-1.56*[.A5])" office:value-type="float" office:value="38.7967458253429" calcext:value-type="float">
            <text:p>38,80</text:p>
          </table:table-cell>
          <table:table-cell table:formula="of:=118.12*LN([.A5])-5.24" office:value-type="float" office:value="57.4378090154636" calcext:value-type="float">
            <text:p>57,44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1.8" calcext:value-type="float">
            <text:p>1,80</text:p>
          </table:table-cell>
          <table:table-cell table:style-name="ce4" office:value-type="float" office:value="35" calcext:value-type="float">
            <text:p>35,00</text:p>
          </table:table-cell>
          <table:table-cell table:style-name="ce4" office:value-type="float" office:value="60" calcext:value-type="float">
            <text:p>60,00</text:p>
          </table:table-cell>
          <table:table-cell table:formula="of:=550.23*EXP(-1.56*[.A6])" office:value-type="float" office:value="33.1929124473606" calcext:value-type="float">
            <text:p>33,19</text:p>
          </table:table-cell>
          <table:table-cell table:formula="of:=118.12*LN([.A6])-5.24" office:value-type="float" office:value="64.1893608582383" calcext:value-type="float">
            <text:p>64,19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2.05" calcext:value-type="float">
            <text:p>2,05</text:p>
          </table:table-cell>
          <table:table-cell table:style-name="ce4" office:value-type="float" office:value="20" calcext:value-type="float">
            <text:p>20,00</text:p>
          </table:table-cell>
          <table:table-cell table:style-name="ce4" office:value-type="float" office:value="78" calcext:value-type="float">
            <text:p>78,00</text:p>
          </table:table-cell>
          <table:table-cell table:formula="of:=550.23*EXP(-1.56*[.A7])" office:value-type="float" office:value="22.4734895571012" calcext:value-type="float">
            <text:p>22,47</text:p>
          </table:table-cell>
          <table:table-cell table:formula="of:=118.12*LN([.A7])-5.24" office:value-type="float" office:value="79.5512363669154" calcext:value-type="float">
            <text:p>79,55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2.2" calcext:value-type="float">
            <text:p>2,20</text:p>
          </table:table-cell>
          <table:table-cell table:style-name="ce4" office:value-type="float" office:value="18" calcext:value-type="float">
            <text:p>18,00</text:p>
          </table:table-cell>
          <table:table-cell table:style-name="ce4" office:value-type="float" office:value="88" calcext:value-type="float">
            <text:p>88,00</text:p>
          </table:table-cell>
          <table:table-cell table:formula="of:=550.23*EXP(-1.56*[.A8])" office:value-type="float" office:value="17.784661505418" calcext:value-type="float">
            <text:p>17,78</text:p>
          </table:table-cell>
          <table:table-cell table:formula="of:=118.12*LN([.A8])-5.24" office:value-type="float" office:value="87.8925834062276" calcext:value-type="float">
            <text:p>87,89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4" office:value-type="float" office:value="2.25" calcext:value-type="float">
            <text:p>2,25</text:p>
          </table:table-cell>
          <table:table-cell table:style-name="ce4" office:value-type="float" office:value="17" calcext:value-type="float">
            <text:p>17,00</text:p>
          </table:table-cell>
          <table:table-cell table:style-name="ce4" office:value-type="float" office:value="98" calcext:value-type="float">
            <text:p>98,00</text:p>
          </table:table-cell>
          <table:table-cell table:formula="of:=550.23*EXP(-1.56*[.A9])" office:value-type="float" office:value="16.45017923063" calcext:value-type="float">
            <text:p>16,45</text:p>
          </table:table-cell>
          <table:table-cell table:formula="of:=118.12*LN([.A9])-5.24" office:value-type="float" office:value="90.5470771394728" calcext:value-type="float">
            <text:p>90,55</text:p>
          </table:table-cell>
          <table:table-cell office:value-type="float" office:value="40" calcext:value-type="float">
            <text:p>40,00</text:p>
          </table:table-cell>
          <table:table-cell table:number-columns-repeated="1018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P*</text:p>
          </table:table-cell>
          <table:table-cell office:value-type="float" office:value="1.56651368613907" calcext:value-type="float">
            <text:p>1,57</text:p>
          </table:table-cell>
          <table:table-cell/>
          <table:table-cell table:style-name="ce7" office:value-type="string" calcext:value-type="string">
            <text:p>P**</text:p>
          </table:table-cell>
          <table:table-cell office:value-type="float" office:value="1.68042110161284" calcext:value-type="float">
            <text:p>1,68</text:p>
          </table:table-cell>
          <table:table-cell/>
          <table:table-cell table:style-name="ce7" office:value-type="string" calcext:value-type="string">
            <text:p>P**-P*</text:p>
          </table:table-cell>
          <table:table-cell table:formula="of:=[.E13]-[.B13]" office:value-type="float" office:value="0.113907415473774" calcext:value-type="float">
            <text:p>0,11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Qd*</text:p>
          </table:table-cell>
          <table:table-cell table:formula="of:=550.23*EXP(-1.56*[.B13])" office:value-type="float" office:value="47.778465348077" calcext:value-type="float">
            <text:p>47,78</text:p>
          </table:table-cell>
          <table:table-cell/>
          <table:table-cell table:style-name="ce7" office:value-type="string" calcext:value-type="string">
            <text:p>Qd**</text:p>
          </table:table-cell>
          <table:table-cell table:formula="of:=550.23*EXP(-1.56*[.E13])" office:value-type="float" office:value="40.0000000000432" calcext:value-type="float">
            <text:p>40,0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Qs*</text:p>
          </table:table-cell>
          <table:table-cell table:formula="of:=118.12*LN([.B13])-5.24" office:value-type="float" office:value="47.7784653480868" calcext:value-type="float">
            <text:p>47,78</text:p>
          </table:table-cell>
          <table:table-cell/>
          <table:table-cell table:style-name="ce7" office:value-type="string" calcext:value-type="string">
            <text:p>Qs**</text:p>
          </table:table-cell>
          <table:table-cell office:value-type="float" office:value="40" calcext:value-type="float">
            <text:p>40,00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Qd* - Qs*</text:p>
          </table:table-cell>
          <table:table-cell table:formula="of:=[.B14]-[.B15]" office:value-type="float" office:value="-0.00000000000972733005255577" calcext:value-type="float">
            <text:p>0,00</text:p>
          </table:table-cell>
          <table:table-cell/>
          <table:table-cell table:style-name="ce7" office:value-type="string" calcext:value-type="string">
            <text:p>Qd**-Qs**</text:p>
          </table:table-cell>
          <table:table-cell table:formula="of:=[.E14]-[.E15]" office:value-type="float" office:value="0.0000000000431867874794989" calcext:value-type="float">
            <text:p>0,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>
            <text:p>Ed</text:p>
          </table:table-cell>
          <table:table-cell table:formula="of:=550.23*(-1.56)*EXP(-1.56*[.B13])*([.B13]/[.B14])" office:value-type="float" office:value="-2.44376135037695" calcext:value-type="float">
            <text:p>-2,44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Es</text:p>
          </table:table-cell>
          <table:table-cell table:formula="of:=118.12/[.B13]*([.B13]/[.B15])" office:value-type="float" office:value="2.47224349169536" calcext:value-type="float">
            <text:p>2,4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|Ed|&gt;Es</text:p>
          </table:table-cell>
          <table:table-cell table:style-name="ce8" office:value-type="string" calcext:value-type="string">
            <text:p>стаб.</text:p>
          </table:table-cell>
          <table:table-cell/>
          <table:table-cell table:formula="of:=IF(ABS([.B19])&gt;[.B20];&quot;стаб&quot;;IF(ABS([.B19])=[.B20];&quot;квазістаб&quot;;&quot;нестаб&quot;))" office:value-type="string" office:string-value="нестаб" calcext:value-type="string">
            <text:p>нестаб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>
            <text:p>|Ed|=Es</text:p>
          </table:table-cell>
          <table:table-cell table:style-name="ce8" office:value-type="string" calcext:value-type="string">
            <text:p>квазістаб.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style-name="ce8" office:value-type="string" calcext:value-type="string">
            <text:p>|Ed|&lt;Es</text:p>
          </table:table-cell>
          <table:table-cell table:style-name="ce8" office:value-type="string" calcext:value-type="string">
            <text:p>нестаб.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uk" fo:country="UA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21:05:46.938159877">00:00:00</text:time></text:p>
        </style:region-right>
      </style:header>
      <style:header-left style:display="false"/>
      <style:footer>
        <text:p>Сторінк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4T21:05:54.692569386</meta:creation-date>
    <meta:editing-duration>PT16M41S</meta:editing-duration>
    <meta:editing-cycles>4</meta:editing-cycles>
    <meta:generator>LibreOffice/6.4.2.2$Linux_X86_64 LibreOffice_project/40$Build-2</meta:generator>
    <dc:date>2020-03-24T22:04:50.434387301</dc:date>
    <meta:document-statistic meta:table-count="1" meta:cell-count="83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 style:data-style-name="N2"/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subtitle svg:x="0cm" svg:y="0cm" chart:style-name="ch2">
          <text:p/>
        </chart:subtitle>
        <chart:legend chart:legend-position="end" svg:x="10.739cm" svg:y="3.457cm" style:legend-expansion="high" chart:style-name="ch3"/>
        <chart:plot-area chart:style-name="ch4" table:cell-range-address="Аркуш1.A2:Аркуш1.C10 Аркуш1.B1:Аркуш1.C1" chart:data-source-has-labels="row" svg:x="0.319cm" svg:y="0.18cm" svg:width="10.101cm" svg:height="8.646cm">
          <chartooo:coordinate-region svg:x="1.417cm" svg:y="0.379cm" svg:width="8.486cm" svg:height="7.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Аркуш1.B2:Аркуш1.B10" chart:label-cell-address="Аркуш1.B1:Аркуш1.B1" chart:class="chart:scatter">
            <chart:domain table:cell-range-address="Аркуш1.A2:Аркуш1.A10"/>
            <chart:regression-curve chart:style-name="ch8">
              <chart:equation chart:display-equation="true" chart:display-r-square="false" svg:x="1.494cm" svg:y="0.959cm" chart:style-name="ch9"/>
            </chart:regression-curve>
            <chart:data-point chart:repeated="9"/>
          </chart:series>
          <chart:series chart:style-name="ch10" chart:values-cell-range-address="Аркуш1.C2:Аркуш1.C10" chart:label-cell-address="Аркуш1.C1:Аркуш1.C1" chart:class="chart:scatter">
            <chart:regression-curve chart:style-name="ch11">
              <chart:equation chart:display-equation="true" chart:display-r-square="false" svg:x="1.502cm" svg:y="7.511cm" chart:style-name="ch9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впчик A</text:p>
              </table:table-cell>
              <table:table-cell office:value-type="string">
                <text:p>Demand</text:p>
                <draw:g>
                  <svg:desc>Аркуш1.B1:Аркуш1.B1</svg:desc>
                </draw:g>
              </table:table-cell>
              <table:table-cell office:value-type="string">
                <text:p>Supply</text:p>
                <draw:g>
                  <svg:desc>Аркуш1.C1:Аркуш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Аркуш1.A2:Аркуш1.A10</svg:desc>
                </draw:g>
              </table:table-cell>
              <table:table-cell office:value-type="float" office:value="100">
                <text:p>100</text:p>
                <draw:g>
                  <svg:desc>Аркуш1.B2:Аркуш1.B10</svg:desc>
                </draw:g>
              </table:table-cell>
              <table:table-cell office:value-type="float" office:value="10">
                <text:p>10</text:p>
                <draw:g>
                  <svg:desc>Аркуш1.C2:Аркуш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">
                <text:p>1.3</text:p>
              </table:table-cell>
              <table:table-cell office:value-type="float" office:value="69">
                <text:p>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5">
                <text:p>1.45</text:p>
              </table:table-cell>
              <table:table-cell office:value-type="float" office:value="58">
                <text:p>5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">
                <text:p>1.7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">
                <text:p>1.8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5">
                <text:p>2.05</text:p>
              </table:table-cell>
              <table:table-cell office:value-type="float" office:value="20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">
                <text:p>2.2</text:p>
              </table:table-cell>
              <table:table-cell office:value-type="float" office:value="18">
                <text:p>1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25">
                <text:p>2.25</text:p>
              </table:table-cell>
              <table:table-cell office:value-type="float" office:value="17">
                <text:p>1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circl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subtitle svg:x="0cm" svg:y="0cm" chart:style-name="ch2">
          <text:p/>
        </chart:subtitle>
        <chart:legend chart:legend-position="end" svg:x="13.384cm" svg:y="3.207cm" style:legend-expansion="high" chart:style-name="ch3"/>
        <chart:plot-area chart:style-name="ch4" table:cell-range-address="Аркуш1.B13:Аркуш1.B14 Аркуш1.E13:Аркуш1.E13 Аркуш1.A2:Аркуш1.A9" chart:data-source-has-labels="row" svg:x="0.133cm" svg:y="0.179cm" svg:width="13.168cm" svg:height="8.645cm">
          <chartooo:coordinate-region svg:x="1.045cm" svg:y="0.379cm" svg:width="11.738cm" svg:height="7.7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Аркуш1.B13:Аркуш1.B13" loext:label-string="&quot;P*&quot;" chart:class="chart:scatter">
            <chart:domain table:cell-range-address="Аркуш1.B14:Аркуш1.B14"/>
            <chart:data-point/>
          </chart:series>
          <chart:series chart:style-name="ch8" chart:values-cell-range-address="Аркуш1.E13:Аркуш1.E13" loext:label-string="&quot;P**&quot;" chart:class="chart:scatter">
            <chart:domain table:cell-range-address="Аркуш1.E14:Аркуш1.E14"/>
            <chart:data-point/>
          </chart:series>
          <chart:series chart:style-name="ch9" chart:values-cell-range-address="Аркуш1.A2:Аркуш1.A9" loext:label-string="&quot;Quota&quot;" chart:class="chart:scatter">
            <chart:domain table:cell-range-address="Аркуш1.F2:Аркуш1.F9"/>
            <chart:data-point chart:repeated="8"/>
          </chart:series>
          <chart:series chart:style-name="ch10" chart:values-cell-range-address="Аркуш1.A2:Аркуш1.A9" loext:label-string="&quot;Demand&quot;" chart:class="chart:scatter">
            <chart:domain table:cell-range-address="Аркуш1.D2:Аркуш1.D9"/>
            <chart:data-point chart:repeated="8"/>
          </chart:series>
          <chart:series chart:style-name="ch11" chart:values-cell-range-address="Аркуш1.A2:Аркуш1.A9" loext:label-string="&quot;Supply&quot;" chart:class="chart:scatter">
            <chart:domain table:cell-range-address="Аркуш1.E2:Аркуш1.E9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P*</text:p>
              </table:table-cell>
              <table:table-cell office:value-type="string">
                <text:p/>
              </table:table-cell>
              <table:table-cell office:value-type="string">
                <text:p>P**</text:p>
              </table:table-cell>
              <table:table-cell office:value-type="string">
                <text:p>Стовпчик F</text:p>
              </table:table-cell>
              <table:table-cell office:value-type="string">
                <text:p>Quota</text:p>
              </table:table-cell>
              <table:table-cell office:value-type="string">
                <text:p>Стовпчик D</text:p>
              </table:table-cell>
              <table:table-cell office:value-type="string">
                <text:p>Demand</text:p>
              </table:table-cell>
              <table:table-cell office:value-type="string">
                <text:p>Стовпчик E</text:p>
              </table:table-cell>
              <table:table-cell office:value-type="string">
                <text:p>Suppl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7.778465348077">
                <text:p>47.778465348077</text:p>
                <draw:g>
                  <svg:desc>Аркуш1.B14:Аркуш1.B14</svg:desc>
                </draw:g>
              </table:table-cell>
              <table:table-cell office:value-type="float" office:value="1.56651368613907">
                <text:p>1.56651368613907</text:p>
                <draw:g>
                  <svg:desc>Аркуш1.B13:Аркуш1.B13</svg:desc>
                </draw:g>
              </table:table-cell>
              <table:table-cell office:value-type="float" office:value="40.0000000000432">
                <text:p>40.0000000000432</text:p>
                <draw:g>
                  <svg:desc>Аркуш1.E14:Аркуш1.E14</svg:desc>
                </draw:g>
              </table:table-cell>
              <table:table-cell office:value-type="float" office:value="1.68042110161284">
                <text:p>1.68042110161284</text:p>
                <draw:g>
                  <svg:desc>Аркуш1.E13:Аркуш1.E13</svg:desc>
                </draw:g>
              </table:table-cell>
              <table:table-cell office:value-type="float" office:value="40">
                <text:p>40</text:p>
                <draw:g>
                  <svg:desc>Аркуш1.F2:Аркуш1.F9</svg:desc>
                </draw:g>
              </table:table-cell>
              <table:table-cell office:value-type="float" office:value="1.1">
                <text:p>1.1</text:p>
                <draw:g>
                  <svg:desc>Аркуш1.A2:Аркуш1.A9</svg:desc>
                </draw:g>
              </table:table-cell>
              <table:table-cell office:value-type="float" office:value="98.9224661041473">
                <text:p>98.9224661041473</text:p>
                <draw:g>
                  <svg:desc>Аркуш1.D2:Аркуш1.D9</svg:desc>
                </draw:g>
              </table:table-cell>
              <table:table-cell office:value-type="float" office:value="1.1">
                <text:p>1.1</text:p>
                <draw:g>
                  <svg:desc>Аркуш1.A2:Аркуш1.A9</svg:desc>
                </draw:g>
              </table:table-cell>
              <table:table-cell office:value-type="float" office:value="6.01803843848686">
                <text:p>6.01803843848686</text:p>
                <draw:g>
                  <svg:desc>Аркуш1.E2:Аркуш1.E9</svg:desc>
                </draw:g>
              </table:table-cell>
              <table:table-cell office:value-type="float" office:value="1.1">
                <text:p>1.1</text:p>
                <draw:g>
                  <svg:desc>Аркуш1.A2:Аркуш1.A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3">
                <text:p>1.3</text:p>
              </table:table-cell>
              <table:table-cell office:value-type="float" office:value="72.4094179150272">
                <text:p>72.4094179150272</text:p>
              </table:table-cell>
              <table:table-cell office:value-type="float" office:value="1.3">
                <text:p>1.3</text:p>
              </table:table-cell>
              <table:table-cell office:value-type="float" office:value="25.7504669189">
                <text:p>25.750466918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45">
                <text:p>1.45</text:p>
              </table:table-cell>
              <table:table-cell office:value-type="float" office:value="57.3020484491782">
                <text:p>57.3020484491782</text:p>
              </table:table-cell>
              <table:table-cell office:value-type="float" office:value="1.45">
                <text:p>1.45</text:p>
              </table:table-cell>
              <table:table-cell office:value-type="float" office:value="38.6490872858049">
                <text:p>38.6490872858049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7">
                <text:p>1.7</text:p>
              </table:table-cell>
              <table:table-cell office:value-type="float" office:value="38.7967458253429">
                <text:p>38.7967458253429</text:p>
              </table:table-cell>
              <table:table-cell office:value-type="float" office:value="1.7">
                <text:p>1.7</text:p>
              </table:table-cell>
              <table:table-cell office:value-type="float" office:value="57.4378090154636">
                <text:p>57.437809015463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1.8">
                <text:p>1.8</text:p>
              </table:table-cell>
              <table:table-cell office:value-type="float" office:value="33.1929124473606">
                <text:p>33.1929124473606</text:p>
              </table:table-cell>
              <table:table-cell office:value-type="float" office:value="1.8">
                <text:p>1.8</text:p>
              </table:table-cell>
              <table:table-cell office:value-type="float" office:value="64.1893608582383">
                <text:p>64.189360858238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5">
                <text:p>2.05</text:p>
              </table:table-cell>
              <table:table-cell office:value-type="float" office:value="22.4734895571012">
                <text:p>22.4734895571012</text:p>
              </table:table-cell>
              <table:table-cell office:value-type="float" office:value="2.05">
                <text:p>2.05</text:p>
              </table:table-cell>
              <table:table-cell office:value-type="float" office:value="79.5512363669154">
                <text:p>79.5512363669154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2">
                <text:p>2.2</text:p>
              </table:table-cell>
              <table:table-cell office:value-type="float" office:value="17.784661505418">
                <text:p>17.784661505418</text:p>
              </table:table-cell>
              <table:table-cell office:value-type="float" office:value="2.2">
                <text:p>2.2</text:p>
              </table:table-cell>
              <table:table-cell office:value-type="float" office:value="87.8925834062276">
                <text:p>87.8925834062276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25">
                <text:p>2.25</text:p>
              </table:table-cell>
              <table:table-cell office:value-type="float" office:value="16.45017923063">
                <text:p>16.45017923063</text:p>
              </table:table-cell>
              <table:table-cell office:value-type="float" office:value="2.25">
                <text:p>2.25</text:p>
              </table:table-cell>
              <table:table-cell office:value-type="float" office:value="90.5470771394728">
                <text:p>90.5470771394728</text:p>
              </table:table-cell>
              <table:table-cell office:value-type="float" office:value="2.25">
                <text:p>2.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